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45955" officeooo:paragraph-rsid="00045955"/>
    </style:style>
    <style:style style:name="T1" style:family="text">
      <style:text-properties officeooo:rsid="00060fb8"/>
    </style:style>
    <style:style style:name="T2" style:family="text">
      <style:text-properties officeooo:rsid="000783b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* Kan u mij even vertellen wie u bent, en wat u precies doet?</text:p>
      <text:p text:style-name="P1"/>
      <text:p text:style-name="P1">* Heeft u gehoord van het Assistant Project, en wat ons doel is?</text:p>
      <text:p text:style-name="P1"/>
      <text:p text:style-name="P1">* Wat voor informatie zou u ons kunnen geven dat relevant <text:span text:style-name="T1">zou zijn</text:span> voor ons project?</text:p>
      <text:p text:style-name="P1"/>
      <text:p text:style-name="P1">* <text:span text:style-name="T1">Wie zijn de gebruikers/Wat zijn de rollen die nodig zijn voor dit project? (Schrijvers, reviewers, etc)<text:line-break/><text:line-break/>* Hoe plannen schrijvers hun report of artikel? (Over lange tijd, korte tijd, per section, etc)<text:line-break/><text:line-break/>* Wat zijn de categorieen die we kunnen gebruiken om informatie, suggesties of tips in te delen? (zoekopdrachten, citaties, …)<text:line-break/><text:line-break/>* U bent bekend met de TULib website, maken studenten vaak gebruik van TULib? (Zo niet, waarom zou dit zo zijn?)<text:line-break/><text:line-break/>* Welke tools, middelen of informatie gebruiken meeste schrijvers bij hun artikel/report/thesis/...?</text:span></text:p>
      <text:p text:style-name="P1"/>
      <text:p text:style-name="P1">* <text:span text:style-name="T1">Wat is de rol van de reviewer, wat moet hij allemaal kunnen?<text:line-break/><text:line-break/>* Is het steeds aan de student om een review aan te vragen, of doen er zich ook andere situaties voor?</text:span></text:p>
      <text:p text:style-name="P1"/>
      <text:p text:style-name="P1">* <text:span text:style-name="T2">Tenslotte, mogen wij u tijdens ons ontwikkelingsproces nog contacteren met verdere vragen die wij mogelijk nog zouden hebben?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naud </meta:initial-creator>
    <meta:creation-date>2014-11-17T11:41:42.790988134</meta:creation-date>
    <meta:generator>LibreOffice/4.2.7.2$Linux_X86_64 LibreOffice_project/420m0$Build-2</meta:generator>
    <dc:date>2014-11-17T12:28:20.219637849</dc:date>
    <dc:creator>Arnaud </dc:creator>
    <meta:editing-duration>PT40M39S</meta:editing-duration>
    <meta:editing-cycles>4</meta:editing-cycles>
    <meta:document-statistic meta:table-count="0" meta:image-count="0" meta:object-count="0" meta:page-count="1" meta:paragraph-count="6" meta:word-count="182" meta:character-count="1048" meta:non-whitespace-character-count="867"/>
  </office:meta>
</office:document-meta>
</file>